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06" table:style-name="ce1">
            <text:p>106</text:p>
          </table:table-cell>
          <table:table-cell office:value-type="float" office:value="61" table:style-name="ce1">
            <text:p>61</text:p>
          </table:table-cell>
          <table:table-cell office:value-type="float" office:value="571" table:style-name="ce1">
            <text:p>57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23" table:style-name="ce1">
            <text:p>123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26" table:style-name="ce1">
            <text:p>126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01" table:style-name="ce1">
            <text:p>10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3" table:style-name="ce1">
            <text:p>93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7:56Z</dc:date>
    <meta:editing-duration>PT0S</meta:editing-duration>
  </office:meta>
</office:document-meta>
</file>